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anobar roll no:16</text:span></text:p>
      <text:p text:style-name="Standard"><text:span text:style-name="T1">Given activity :</text:span></text:p>
      <text:p text:style-name="Standard"><text:span text:style-name="T2">Q4:What do you observe in the list of suggestion? Are there any patterns?</text:span></text:p>
      <text:p text:style-name="Standard"><text:span text:style-name="T2">Ans:</text:span><text:span text:style-name="T1">google.com: </text:span><text:span text:style-name="T2">there were many suggestions regarding introduction to text analysis and also have patterns</text:span></text:p>
      <text:p text:style-name="Standard"><text:span text:style-name="T1">Duckduckgo.com</text:span><text:span text:style-name="T2">: i didn’t get any suggestion list regarding introduction to text analysis and there were no patterns </text:span></text:p>
      <text:p text:style-name="Standard"><text:span text:style-name="T1">Bing.com: </text:span><text:span text:style-name="T2">less suggestions and there were patterns </text:span></text:p>
      <text:p text:style-name="Standard"><text:span text:style-name="T2">Q7:Which search engine's list of suggestion is better and why?</text:span></text:p>
      <text:p text:style-name="Standard"><text:span text:style-name="T2">Ans: google.com suggestions list is better than duckduckgo and bing because google.com suggestion list is regarding introduction to text analysis. </text:span></text:p>
      <text:p text:style-name="Standard"><text:span text:style-name="T2">Q9:Do all search engines return the same result?</text:span></text:p>
      <text:p text:style-name="Standard"><text:span text:style-name="T2">Ans:No the result was different </text:span></text:p>
      <text:p text:style-name="Standard"><text:span text:style-name="T2"><text:s/>Q10:Which site is listed in the top 5 results of all 3 search engines?</text:span></text:p>
      <text:p text:style-name="Standard"><text:span text:style-name="T2">Ans: no site is listed in the top 5 result of all 3 search engines.</text:span></text:p>
      <text:p text:style-name="Standard"><text:span text:style-name="T2">Q11:Do you think that the order of the websites in the search results is important?</text:span></text:p>
      <text:p text:style-name="Standard"><text:span text:style-name="T2">Ans: Yes it’s important to me</text:span></text:p>
      <text:p text:style-name="Standard"><text:span text:style-name="T2">Q12:Try to find which mechanism / formula / algorithm(s) are being used to order the results.</text:span></text:p>
      <text:p text:style-name="Standard"><text:span text:style-name="T2">Ans : </text:span><text:span text:style-name="T1">google.com : </text:span><text:span text:style-name="T2">using <text:s/></text:span><text:span text:style-name="T1">(</text:span><text:span text:style-name="T2">BERT) algorithm e.i bidirectional encoder representation from transformers.</text:span></text:p>
      <text:p text:style-name="Standard"><text:span text:style-name="T1">Duckduckgo.com: </text:span><text:span text:style-name="T2">using wed crawler search algorithm</text:span></text:p>
      <text:p text:style-name="Standard"><text:span text:style-name="T1">Bing.com :</text:span><text:span text:style-name="T2"> using (SPTAG) <text:s/>space partition tree and grap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est User</meta:initial-creator>
    <dc:creator>Guest User</dc:creator>
    <meta:editing-cycles>41</meta:editing-cycles>
    <meta:creation-date>2021-04-23T20:27:00</meta:creation-date>
    <dc:date>2021-04-23T20:50:00</dc:date>
    <meta:editing-duration>PT23M</meta:editing-duration>
    <meta:generator>LibreOffice/6.4.7.2$Linux_X86_64 LibreOffice_project/40$Build-2</meta:generator>
    <meta:document-statistic meta:table-count="0" meta:image-count="0" meta:object-count="0" meta:page-count="1" meta:paragraph-count="18" meta:word-count="194" meta:character-count="1221" meta:non-whitespace-character-count="10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